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E0000006C9B9E006105E2F1E0.png" manifest:media-type="image/png"/>
  <manifest:file-entry manifest:full-path="Pictures/100002010000000E0000002065520C0F239C5613.png" manifest:media-type="image/png"/>
  <manifest:file-entry manifest:full-path="Pictures/100002010000004000000020B2F51EDE7AED7095.png" manifest:media-type="image/png"/>
  <manifest:file-entry manifest:full-path="Pictures/100002010000001100000020BFBF58E81089738A.png" manifest:media-type="image/png"/>
  <manifest:file-entry manifest:full-path="Pictures/1000020100000036000000207FE547C4FFB4662A.png" manifest:media-type="image/png"/>
  <manifest:file-entry manifest:full-path="Pictures/100002010000001600000020D2E71B7AF8AF628C.png" manifest:media-type="image/png"/>
  <manifest:file-entry manifest:full-path="Pictures/100002010000001600000020F15BE4585EF923BA.png" manifest:media-type="image/png"/>
  <manifest:file-entry manifest:full-path="Pictures/10000201000000140000001EDB801AA745348168.png" manifest:media-type="image/png"/>
  <manifest:file-entry manifest:full-path="Pictures/100002010000001D00000020BF54290198D1CB94.png" manifest:media-type="image/png"/>
  <manifest:file-entry manifest:full-path="Pictures/10000201000000240000002021F950190852FC37.png" manifest:media-type="image/png"/>
  <manifest:file-entry manifest:full-path="Pictures/100002010000001100000020F31B3A90451E9D8C.png" manifest:media-type="image/png"/>
  <manifest:file-entry manifest:full-path="Pictures/100002010000003D0000002076E7C30DB642B4C5.png" manifest:media-type="image/png"/>
  <manifest:file-entry manifest:full-path="Pictures/100002010000001400000020C93997A1A687A773.png" manifest:media-type="image/png"/>
  <manifest:file-entry manifest:full-path="Pictures/100002010000004E0000002045C6EEE897129559.png" manifest:media-type="image/png"/>
  <manifest:file-entry manifest:full-path="Pictures/100002010000000C00000020B4D06282988238E3.png" manifest:media-type="image/png"/>
  <manifest:file-entry manifest:full-path="Pictures/1000020100000062000000207DCD424644A846D1.png" manifest:media-type="image/png"/>
  <manifest:file-entry manifest:full-path="Pictures/10000201000003AE0000004A4E45577E37CA46AF.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left="0in" fo:padding-right="0.125in" fo:padding-top="0.1667in" fo:padding-bottom="0.1667in" fo:border="0.75pt solid #000000"/>
    </style:style>
    <style:style style:name="Table1.E1" style:family="table-cell">
      <style:table-cell-properties style:vertical-align="" fo:padding-left="0in" fo:padding-right="0in" fo:padding-top="0.1667in" fo:padding-bottom="0.1667in" fo:border="0.75pt solid #000000"/>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padding-left="0in" fo:padding-right="0.125in" fo:padding-top="0.1667in" fo:padding-bottom="0.1667in" fo:border="0.75pt solid #000000"/>
    </style:style>
    <style:style style:name="Table2.E1" style:family="table-cell">
      <style:table-cell-properties style:vertical-align="" fo:padding-left="0in" fo:padding-right="0in" fo:padding-top="0.1667in" fo:padding-bottom="0.1667in" fo:border="0.75pt solid #000000"/>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4"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5" style:family="paragraph" style:parent-style-name="Standard" style:list-style-name="WWNum2">
      <style:paragraph-properties fo:margin-left="0.3335in" fo:margin-right="0in" fo:margin-top="0in" fo:margin-bottom="0in" loext:contextual-spacing="false" fo:line-height="114%" fo:text-indent="-0.25in" style:auto-text-indent="false" fo:padding="0in" fo:border="none"/>
    </style:style>
    <style:style style:name="P6" style:family="paragraph" style:parent-style-name="Standard" style:list-style-name="WWNum3">
      <style:paragraph-properties fo:margin-left="0.3335in" fo:margin-right="0in" fo:margin-top="0in" fo:margin-bottom="0in" loext:contextual-spacing="false" fo:line-height="114%" fo:text-indent="-0.25in" style:auto-text-indent="false" fo:padding="0in" fo:border="none"/>
    </style:style>
    <style:style style:name="P7" style:family="paragraph" style:parent-style-name="Standard" style:list-style-name="WWNum1">
      <style:paragraph-properties fo:margin-left="0.3335in" fo:margin-right="0in" fo:margin-top="0in" fo:margin-bottom="0.0835in" loext:contextual-spacing="false" fo:line-height="114%" fo:text-indent="-0.25in" style:auto-text-indent="false" fo:padding="0in" fo:border="none"/>
    </style:style>
    <style:style style:name="P8" style:family="paragraph" style:parent-style-name="Standard" style:list-style-name="WWNum2">
      <style:paragraph-properties fo:margin-left="0.3335in" fo:margin-right="0in" fo:margin-top="0in" fo:margin-bottom="0.0835in" loext:contextual-spacing="false" fo:line-height="114%" fo:text-indent="-0.25in" style:auto-text-indent="false" fo:padding="0in" fo:border="none"/>
    </style:style>
    <style:style style:name="P9" style:family="paragraph" style:parent-style-name="Standard" style:list-style-name="WWNum3">
      <style:paragraph-properties fo:margin-left="0.3335in" fo:margin-right="0in" fo:margin-top="0in" fo:margin-bottom="0.0835in" loext:contextual-spacing="false" fo:line-height="114%" fo:text-indent="-0.25in" style:auto-text-indent="false" fo:padding="0in" fo:border="none"/>
    </style:style>
    <style:style style:name="P10" style:family="paragraph" style:parent-style-name="Standard">
      <style:paragraph-properties fo:margin-top="0.1665in" fo:margin-bottom="0.1665in" loext:contextual-spacing="false" fo:line-height="114%" fo:padding="0in" fo:border="none"/>
    </style:style>
    <style:style style:name="P11" style:family="paragraph" style:parent-style-name="Standard">
      <style:paragraph-properties fo:line-height="114%" fo:padding="0in" fo:border="none"/>
    </style:style>
    <style:style style:name="P12"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15" style:family="paragraph" style:parent-style-name="Standard">
      <style:paragraph-properties fo:margin-top="0.3335in" fo:margin-bottom="0.1772in" loext:contextual-spacing="false" fo:line-height="114%" fo:padding="0in" fo:border="none"/>
    </style:style>
    <style:style style:name="P16" style:family="paragraph" style:parent-style-name="Standard" style:list-style-name="WWNum5">
      <style:paragraph-properties fo:margin-left="0.4165in" fo:margin-right="0in" fo:text-indent="-0.25in" style:auto-text-indent="false" fo:padding="0in" fo:border="none"/>
    </style:style>
    <style:style style:name="P17" style:family="paragraph" style:parent-style-name="Heading_20_1" style:master-page-name="Standard">
      <style:paragraph-properties fo:margin-top="0in" fo:margin-bottom="0.0835in" loext:contextual-spacing="false" fo:line-height="114%" style:page-number="1" fo:padding="0in" fo:border="none"/>
    </style:style>
    <style:style style:name="P18" style:family="paragraph" style:parent-style-name="Heading_20_2">
      <style:paragraph-properties fo:margin-top="0in" fo:margin-bottom="0.0835in" loext:contextual-spacing="false" fo:line-height="114%" fo:padding="0in" fo:border="none"/>
    </style:style>
    <style:style style:name="P19" style:family="paragraph" style:parent-style-name="Heading_20_2">
      <style:paragraph-properties fo:margin-top="0.0835in" fo:margin-bottom="0.0835in" loext:contextual-spacing="false" fo:line-height="114%" fo:padding="0in" fo:border="none"/>
    </style:style>
    <style:style style:name="P20" style:family="paragraph" style:parent-style-name="Heading_20_4">
      <style:paragraph-properties fo:margin-top="0in" fo:margin-bottom="0.0835in" loext:contextual-spacing="false" fo:line-height="114%" fo:padding="0in" fo:border="none"/>
    </style:style>
    <style:style style:name="P21" style:family="paragraph" style:parent-style-name="Heading_20_4">
      <style:paragraph-properties fo:margin-top="0in" fo:margin-bottom="0.1772in" loext:contextual-spacing="false" fo:line-height="100%" fo:padding="0in" fo:border="none"/>
    </style:style>
    <style:style style:name="P22" style:family="paragraph" style:parent-style-name="Heading_20_3">
      <style:paragraph-properties fo:margin-top="0in" fo:margin-bottom="0.0835in" loext:contextual-spacing="false" fo:line-height="114%" fo:padding="0in" fo:border="none"/>
    </style:style>
    <style:style style:name="P23" style:family="paragraph" style:parent-style-name="Heading_20_3">
      <style:paragraph-properties fo:margin-top="0.1665in" fo:margin-bottom="0.0835in" loext:contextual-spacing="false" fo:line-height="114%" fo:padding="0in" fo:border="none"/>
    </style:style>
    <style:style style:name="P24" style:family="paragraph">
      <loext:graphic-properties draw:fill="solid" draw:fill-color="#a0a0a0"/>
      <style:paragraph-properties fo:text-align="center"/>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fo:font-weight="bold" style:font-name-asian="Google Sans1" style:font-weight-asian="bold" style:font-name-complex="Google Sans1" style:font-weight-complex="bold"/>
    </style:style>
    <style:style style:name="T3" style:family="text">
      <style:text-properties fo:color="#1f1f1f" style:font-name="Google Sans" fo:font-style="italic" style:font-name-asian="Google Sans1" style:font-style-asian="italic" style:font-name-complex="Google Sans1" style:font-style-complex="italic"/>
    </style:style>
    <style:style style:name="T4" style:family="text">
      <style:text-properties fo:color="#444746" style:text-position="super 58%" style:font-name="Google Sans" fo:font-size="12pt" style:font-name-asian="Google Sans1" style:font-size-asian="12pt" style:font-name-complex="Google Sans1" style:font-size-complex="12pt"/>
    </style:style>
    <style:style style:name="T5" style:family="text">
      <style:text-properties style:font-name="Google Sans" style:font-name-asian="Google Sans1" style:font-name-complex="Google Sans1"/>
    </style:style>
    <style:style style:name="T6" style:family="text">
      <style:text-properties style:font-name="Google Sans" fo:font-size="12pt" style:font-name-asian="Google Sans1" style:font-size-asian="12pt" style:font-name-complex="Google Sans1" style:font-size-complex="12pt"/>
    </style:style>
    <style:style style:name="T7"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The Inference Horizon: A Comprehensive Analysis of Advanced Inference Learning Methodologies in the 2024–2025 Landscape</text:span></text:p>
      <text:p text:style-name="P18"><text:span text:style-name="T1">1. Introduction: The Epistemological Shift from Training to Inference</text:span></text:p>
      <text:p text:style-name="P1"><text:span text:style-name="T1">The evolution of artificial intelligence over the last decade has been dominated by a singular, overarching heuristic: the scaling of training parameters. The empirical success of the transformer architecture, coupled with massive dataset ingestion, firmly established the "train-large, infer-fast" paradigm. In this regime, the model’s intelligence was essentially frozen at the moment training concluded; inference was merely the computationally inexpensive act of retrieving pre-compiled statistical correlations. However, as the field traverses the 2024–2025 research horizon, a profound epistemological shift is occurring. The locus of computational complexity and intellectual innovation is migrating from the pre-training phase to the inference phase. We are witnessing the dawn of the </text:span><text:span text:style-name="T2">Inference Era</text:span><text:span text:style-name="T1">.</text:span></text:p>
      <text:p text:style-name="P1"><text:span text:style-name="T1">This transition is driven by the recognition that static weights are insufficient for dynamic, high-fidelity reasoning in complex, non-stationary environments. The most advanced approaches today treat inference not as a passive feed-forward pass, but as an active, iterative optimization process—a "thinking" phase where the model explores, verifies, and refines its outputs in real-time. This report offers an exhaustive survey of this new landscape, dissecting the theoretical mechanisms and practical breakthroughs that define the current state of the art.</text:span></text:p>
      <text:p text:style-name="P1"><text:span text:style-name="T1">We categorize the advancements into four converging intellectual pillars. First, we examine </text:span><text:span text:style-name="T2">System 2 Reasoning</text:span><text:span text:style-name="T1">, where Large Language Models (LLMs) are augmented with inference-time compute strategies—such as tree search and recursive self-correction—to emulate deliberate human cognition.</text:span><text:span text:style-name="T4">1</text:span><text:span text:style-name="T1"> Second, we explore </text:span><text:span text:style-name="T2">Next-Generation Amortized Variational Inference</text:span><text:span text:style-name="T1">, where the limitations of Gaussian assumptions are transcended by Flow Matching and Diffusion models, enabling the capture of complex, multi-modal posterior distributions.</text:span><text:span text:style-name="T4">3</text:span><text:span text:style-name="T1"> Third, we analyze </text:span><text:span text:style-name="T2">Differentiable Causal Discovery</text:span><text:span text:style-name="T1">, a field revolutionizing how machines distinguish correlation from causation through super-structure learning and continuous optimization.</text:span><text:span text:style-name="T4">5</text:span><text:span text:style-name="T1"> Finally, we investigate </text:span><text:span text:style-name="T2">Active Inference</text:span><text:span text:style-name="T1">, a unified theory of action and perception rooted in the Free Energy Principle, which is currently redefining the capabilities of autonomous agents and robotics.</text:span><text:span text:style-name="T4">6</text:span></text:p>
      <text:p text:style-name="P1"><text:span text:style-name="T1">This report synthesizes these developments into a cohesive narrative, arguing that the future of general intelligence lies not in larger static models, but in systems capable of dynamic, causal, and probabilistic reasoning at the moment of decision.</text:span></text:p>
      <text:p text:style-name="P19"><draw:rect text:anchor-type="as-char" style:rel-width="100%" draw:z-index="0" draw:style-name="gr1" draw:text-style-name="P24" svg:width="0.0012in" svg:height="0.0213in"><text:p/></draw:rect><text:span text:style-name="T1">2. System 2 Reasoning: The Cognitive Revolution in Large Language Models</text:span></text:p>
      <text:p text:style-name="P1"><text:span text:style-name="T1">The integration of "System 2" capabilities into Large Language Models represents arguably the most immediate and commercially impactful breakthrough of the 2024–2025 cycle. Drawing on the dual-process theory of cognition proposed by Daniel Kahneman, System 1 corresponds to the fast, intuitive, and automatic text generation that characterizes standard LLMs. System 2, conversely, involves slow, deliberate, and logical processing. The operationalization of System 2 in silicon is achieved through </text:span><text:span text:style-name="T2">Inference-Time Compute Scaling</text:span><text:span text:style-name="T1">—the deliberate expenditure of computational resources during the generation phase to enhance reasoning fidelity.</text:span><text:span text:style-name="T4">2</text:span></text:p>
      <text:p text:style-name="P22"><text:span text:style-name="T1">2.1 The Theoretical Basis of Inference-Time Scaling</text:span></text:p>
      <text:p text:style-name="P1"><text:span text:style-name="T1">The fundamental premise of inference-time scaling is that the quality of a model's output is not fixed by its training loss but is a function of the compute budget allocated to generating that output. Recent work has demonstrated that scaling inference compute can yield performance gains equivalent to scaling the model parameters by orders of magnitude.</text:span><text:span text:style-name="T4">1</text:span><text:span text:style-name="T1"> This is particularly evident in domains requiring rigorous logic, such as mathematics, coding, and scientific discovery, where a single logical error in a linear chain can invalidate the entire result.</text:span></text:p>
      <text:p text:style-name="P2"><text:span text:style-name="T1">We identify three primary mechanisms through which inference-time scaling is currently realized:</text:span></text:p>
      <text:list xml:id="list3947472139" text:style-name="WWNum1">
        <text:list-item>
          <text:p text:style-name="P3"><text:span text:style-name="T2">Dense Verification:</text:span><text:span text:style-name="T1"> The use of auxiliary Process Reward Models (PRMs) to score intermediate steps of reasoning, rather than just the final outcome.</text:span></text:p>
        </text:list-item>
        <text:list-item>
          <text:p text:style-name="P3"><text:span text:style-name="T2">Iterative Refinement:</text:span><text:span text:style-name="T1"> Architectures that allow the model to "backtrack," "rethink," and self-correct during the generation process.</text:span></text:p>
        </text:list-item>
        <text:list-item>
          <text:p text:style-name="P7"><text:span text:style-name="T2">Search and Planning:</text:span><text:span text:style-name="T1"> The deployment of explicit search algorithms, such as Monte Carlo Tree Search (MCTS), to navigate the vast combinatorial space of potential reasoning paths.</text:span><text:span text:style-name="T4">1</text:span></text:p>
        </text:list-item>
      </text:list>
      <text:p text:style-name="P23"><text:span text:style-name="T1">2.2 Forest-of-Thought (FoT): Expanding the Topology of Reasoning</text:span></text:p>
      <text:p text:style-name="P1"><text:span text:style-name="T1">While early attempts at structured reasoning, such as Chain-of-Thought (CoT) and Tree-of-Thoughts (ToT), provided significant improvements over standard prompting, they suffered from structural limitations. CoT is linear and fragile; one mistake derails the train of thought. ToT introduces branching but often explores the search space inefficiently, leading to prohibitive computational costs. The </text:span><text:span text:style-name="T2">Forest-of-Thought (FoT)</text:span><text:span text:style-name="T1"> framework, formalized in late 2024 and refined throughout 2025, addresses these deficits by generalizing the reasoning topology.</text:span><text:span text:style-name="T4">11</text:span></text:p>
      <text:p text:style-name="P20"><text:span text:style-name="T1">2.2.1 Algorithmic Architecture and Sparse Activation</text:span></text:p>
      <text:p text:style-name="P1"><text:span text:style-name="T1">The core innovation of FoT is the utilization of multiple, disjoint reasoning trees—a forest—rather than a single tree rooted in the initial prompt. This allows the system to explore diverse initial strategic approaches to a problem simultaneously. However, blindly expanding multiple trees would be computationally intractable. To mitigate this, FoT employs </text:span><text:span text:style-name="T2">sparse activation strategies</text:span><text:span text:style-name="T1">.</text:span></text:p>
      <text:p text:style-name="P1"><text:span text:style-name="T1">Sparse activation functions as a dynamic gating mechanism. As the reasoning trees expand, the system evaluates the "promise" of each branch using a lightweight heuristic or value function. Only the most promising subtrees are activated for further expansion, while low-probability paths are pruned early.</text:span><text:span text:style-name="T4">12</text:span><text:span text:style-name="T1"> This ensures that the inference compute is concentrated on the most viable logical trajectories, optimizing the trade-off between exploration breadth and computational depth. The efficiency gains are substantial; experimental results indicate that FoT can achieve superior accuracy to ToT while using significantly fewer token generations, effectively creating a "Pareto frontier" for reasoning efficiency.</text:span><text:span text:style-name="T4">14</text:span></text:p>
      <text:p text:style-name="P20"><text:span text:style-name="T1">2.2.2 Dynamic Self-Correction: The Recursive Critic</text:span></text:p>
      <text:p text:style-name="P1"><text:soft-page-break/><text:span text:style-name="T1">A persistent failure mode in standard LLM reasoning is the "hallucination snowball," where a minor initial error compounds into a nonsensical conclusion. FoT introduces a </text:span><text:span text:style-name="T2">Dynamic Self-Correction</text:span><text:span text:style-name="T1"> module to interrupt this cycle. Unlike standard generation, where the model is blind to its past mistakes, the self-correction module recursively monitors the consistency of the active reasoning branches.</text:span><text:span text:style-name="T4">12</text:span></text:p>
      <text:p text:style-name="P1"><text:span text:style-name="T1">When the system detects a logical inconsistency or a sudden drop in the confidence score of a branch, it triggers a correction routine. This involves halting the current generation, backtracking to the nearest "stable" node (a point where confidence was high), and initiating a new branch with an explicit instruction to avoid the detected error. This mimics the human cognitive process of "double-checking" one's work. The implementation of this mechanism relies on the model's ability to act as its own critic, a capability that has been significantly enhanced in the 2025 generation of models.</text:span><text:span text:style-name="T4">11</text:span></text:p>
      <text:p text:style-name="P20"><text:span text:style-name="T1">2.2.3 Consensus-Guided Decision Making</text:span></text:p>
      <text:p text:style-name="P1"><text:span text:style-name="T1">The final stage of the FoT process is </text:span><text:span text:style-name="T2">Consensus-Guided Decision Making</text:span><text:span text:style-name="T1">. Rather than simply selecting the output of the single highest-scoring path, the system analyzes the terminal states of all sparsely activated trees. It looks for convergence—clusters of reasoning paths that, despite taking different logical routes, arrive at the same solution.</text:span></text:p>
      <text:p text:style-name="P1"><text:span text:style-name="T1">This consensus mechanism acts as a robust filter against stochastic noise. In complex mathematical problems, it is relatively easy for a model to arrive at a wrong answer through a "lucky" hallucination, but it is statistically highly improbable for multiple independent reasoning trees to converge on the </text:span><text:span text:style-name="T3">same</text:span><text:span text:style-name="T1"> wrong answer through different steps.</text:span><text:span text:style-name="T4">11</text:span><text:span text:style-name="T1"> Benchmarks on the Game of 24 and the MATH dataset have shown that this consensus approach, particularly when aggregating over 4 to 5 independent trees, yields state-of-the-art performance, surpassing both majority voting (Self-Consistency) and standard ToT.</text:span><text:span text:style-name="T4">13</text:span></text:p>
      <text:p text:style-name="P22"><text:span text:style-name="T1">2.3 Reinforced Self-Training with MCTS (ReST-MCTS*)</text:span></text:p>
      <text:p text:style-name="P1"><text:span text:style-name="T1">While inference-time architecture is crucial, the training of these reasoning models faces a severe bottleneck: data scarcity. Training a model to reason step-by-step requires "process data"—detailed traces of correct reasoning. Human annotation of such data is prohibitively expensive and unscalable. The </text:span><text:span text:style-name="T2">ReST-MCTS</text:span><text:span text:style-name="T1">* (Reinforced Self-Training with Monte Carlo Tree Search) algorithm, introduced in the 2024–2025 cycle, provides a solution by automating the generation of high-quality process rewards.</text:span><text:span text:style-name="T4">10</text:span></text:p>
      <text:p text:style-name="P20"><text:span text:style-name="T1">2.3.1 Process Reward Inference</text:span></text:p>
      <text:p text:style-name="P1"><text:span text:style-name="T1">The central insight of ReST-MCTS* is that we can infer the correctness of intermediate steps if we have a verifiably correct final answer. The algorithm utilizes Monte Carlo Tree Search (MCTS) to explore the solution space of a problem where the ground truth is known (e.g., a math problem with a numeric answer).</text:span></text:p>
      <text:p text:style-name="P1"><text:span text:style-name="T1">During the search, the algorithm assigns value estimates to intermediate nodes (reasoning steps). When a search path reaches the correct final answer, the value of that path is back-propagated up the tree, effectively annotating the steps that led to the solution as "correct." Conversely, paths leading to incorrect answers are penalized. This effectively synthesizes a labeled dataset of reasoning traces without human intervention.</text:span><text:span text:style-name="T4">10</text:span></text:p>
      <text:p text:style-name="P20"><text:span text:style-name="T1">2.3.2 The Self-Improvement Loop</text:span></text:p>
      <text:p text:style-name="P2"><text:span text:style-name="T1">ReST-MCTS* operates as a closed-loop self-improvement system. The inferred process rewards serve two distinct functions:</text:span></text:p>
      <text:list xml:id="list808319659" text:style-name="WWNum2">
        <text:list-item>
          <text:p text:style-name="P5"><text:span text:style-name="T2">Value Targets:</text:span><text:span text:style-name="T1"> They are used to train a Process Reward Model (PRM), teaching it to predict the long-term value of a partial thought.</text:span></text:p>
        </text:list-item>
        <text:list-item>
          <text:p text:style-name="P8"><text:span text:style-name="T2">Trace Selection:</text:span><text:span text:style-name="T1"> The high-value traces identified by MCTS are used to fine-tune the policy model (the "actor" that generates the text).</text:span></text:p>
        </text:list-item>
      </text:list>
      <text:p text:style-name="P10"><text:span text:style-name="T1">As the policy model improves, it generates better candidate trees in the next iteration. As the PRM improves, it guides the MCTS more efficiently toward correct solutions. This synergistic cycle allows the model to bootstrap its reasoning capabilities, climbing a ladder of its own making. Empirical evaluations show that ReST-MCTS* significantly outperforms previous self-training methods like ReST^EM and achieves higher accuracy than Best-of-N sampling for a fixed inference budget.</text:span><text:span text:style-name="T4">10</text:span></text:p>
      <text:p text:style-name="P22"><text:span text:style-name="T1">2.4 DeepSeek-R1, OpenAI o3, and the "Alignment Tax"</text:span></text:p>
      <text:p text:style-name="P1"><text:span text:style-name="T1">The theoretical advancements discussed above have crystallized into deployed models, most notably </text:span><text:span text:style-name="T2">DeepSeek-R1</text:span><text:span text:style-name="T1"> and </text:span><text:span text:style-name="T2">OpenAI’s o1/o3</text:span><text:span text:style-name="T1"> series. These "Large Reasoning Models" (LRMs) differ from their predecessors by integrating the "thinking" process directly into their native architecture.</text:span></text:p>
      <text:p text:style-name="P1"><text:span text:style-name="T1">DeepSeek-R1 employs a pure Reinforcement Learning (RL) pipeline trained with verifiable rewards. A striking emergent property observed in R1 is "rethinking"—the model spontaneously generates tokens that critique and revise its immediately preceding output. This behavior was not explicitly scripted but emerged as the optimal policy for maximizing the reward on complex tasks.</text:span><text:span text:style-name="T4">17</text:span><text:span text:style-name="T1"> Similarly, OpenAI’s o3 leverages massive inference-time compute to perform dense tree searches, achieving superhuman performance on competitive coding benchmarks.</text:span><text:span text:style-name="T4">8</text:span></text:p>
      <text:p text:style-name="P1"><text:span text:style-name="T1">However, this specialization comes with a cost, termed the </text:span><text:span text:style-name="T2">"Alignment Tax."</text:span><text:span text:style-name="T1"> Recent evaluations in 2025 reveal that while LRMs excel at heavy cognitive loads, their performance on simple, conversational, or highly nuanced instruction-following tasks can degrade compared to standard models. Furthermore, the immense compute required for "thinking" introduces latency and cost barriers.</text:span><text:span text:style-name="T4">9</text:span><text:span text:style-name="T1"> This has spurred research into adaptive reasoning modes—such as "Zero-Thinking" (System 1) versus "Summary-Thinking" (System 2)—where the model or a meta-controller dynamically allocates inference budget based on the estimated complexity of the user's query.</text:span><text:span text:style-name="T4">9</text:span></text:p>
      <text:p text:style-name="P22"><text:span text:style-name="T1">2.5 Table: Comparative Analysis of Reasoning Frameworks</text:span></text:p>
      <text:p text:style-name="P1"><text:span text:style-name="T1">The following table summarizes the structural and operational differences between the key reasoning frameworks dominating the 2025 landscape.</text:span></text:p>
      <table:table table:name="Table1" table:style-name="Table1">
        <table:table-column table:style-name="Table1.A" table:number-columns-repeated="5"/>
        <text:soft-page-break/>
        <table:table-row table:style-name="Table1.1">
          <table:table-cell table:style-name="Table1.A1" office:value-type="string">
            <text:p text:style-name="P10"><text:span text:style-name="T2">Feature</text:span></text:p>
          </table:table-cell>
          <table:table-cell table:style-name="Table1.A1" office:value-type="string">
            <text:p text:style-name="P10"><text:span text:style-name="T2">Chain-of-Thought (CoT)</text:span></text:p>
          </table:table-cell>
          <table:table-cell table:style-name="Table1.A1" office:value-type="string">
            <text:p text:style-name="P10"><text:span text:style-name="T2">Tree-of-Thoughts (ToT)</text:span></text:p>
          </table:table-cell>
          <table:table-cell table:style-name="Table1.A1" office:value-type="string">
            <text:p text:style-name="P10"><text:span text:style-name="T2">Forest-of-Thought (FoT)</text:span></text:p>
          </table:table-cell>
          <table:table-cell table:style-name="Table1.E1" office:value-type="string">
            <text:p text:style-name="P10"><text:span text:style-name="T2">ReST-MCTS*</text:span></text:p>
          </table:table-cell>
        </table:table-row>
        <table:table-row table:style-name="Table1.1">
          <table:table-cell table:style-name="Table1.A1" office:value-type="string">
            <text:p text:style-name="P10"><text:span text:style-name="T2">Topology</text:span></text:p>
          </table:table-cell>
          <table:table-cell table:style-name="Table1.A1" office:value-type="string">
            <text:p text:style-name="P10"><text:span text:style-name="T1">Linear Sequence</text:span></text:p>
          </table:table-cell>
          <table:table-cell table:style-name="Table1.A1" office:value-type="string">
            <text:p text:style-name="P10"><text:span text:style-name="T1">Hierarchical Tree</text:span></text:p>
          </table:table-cell>
          <table:table-cell table:style-name="Table1.A1" office:value-type="string">
            <text:p text:style-name="P10"><text:span text:style-name="T1">Multiple Disjoint Trees</text:span></text:p>
          </table:table-cell>
          <table:table-cell table:style-name="Table1.E1" office:value-type="string">
            <text:p text:style-name="P10"><text:span text:style-name="T1">MCTS-Guided Graph</text:span></text:p>
          </table:table-cell>
        </table:table-row>
        <table:table-row table:style-name="Table1.1">
          <table:table-cell table:style-name="Table1.A1" office:value-type="string">
            <text:p text:style-name="P10"><text:span text:style-name="T2">Search Strategy</text:span></text:p>
          </table:table-cell>
          <table:table-cell table:style-name="Table1.A1" office:value-type="string">
            <text:p text:style-name="P10"><text:span text:style-name="T1">Greedy / Temperature Sampling</text:span></text:p>
          </table:table-cell>
          <table:table-cell table:style-name="Table1.A1" office:value-type="string">
            <text:p text:style-name="P10"><text:span text:style-name="T1">BFS / DFS</text:span></text:p>
          </table:table-cell>
          <table:table-cell table:style-name="Table1.A1" office:value-type="string">
            <text:p text:style-name="P10"><text:span text:style-name="T1">Sparse Activation &amp; Pruning</text:span></text:p>
          </table:table-cell>
          <table:table-cell table:style-name="Table1.E1" office:value-type="string">
            <text:p text:style-name="P10"><text:span text:style-name="T1">UCT (Upper Confidence Bound)</text:span></text:p>
          </table:table-cell>
        </table:table-row>
        <table:table-row table:style-name="Table1.1">
          <table:table-cell table:style-name="Table1.A1" office:value-type="string">
            <text:p text:style-name="P10"><text:span text:style-name="T2">Error Correction</text:span></text:p>
          </table:table-cell>
          <table:table-cell table:style-name="Table1.A1" office:value-type="string">
            <text:p text:style-name="P10"><text:span text:style-name="T1">Non-existent (Error propagation)</text:span></text:p>
          </table:table-cell>
          <table:table-cell table:style-name="Table1.A1" office:value-type="string">
            <text:p text:style-name="P10"><text:span text:style-name="T1">Backtracking allowed</text:span></text:p>
          </table:table-cell>
          <table:table-cell table:style-name="Table1.A1" office:value-type="string">
            <text:p text:style-name="P10"><text:span text:style-name="T1">Dynamic Recursive Self-Correction</text:span></text:p>
          </table:table-cell>
          <table:table-cell table:style-name="Table1.E1" office:value-type="string">
            <text:p text:style-name="P10"><text:span text:style-name="T1">Value-guided Backpropagation</text:span></text:p>
          </table:table-cell>
        </table:table-row>
        <table:table-row table:style-name="Table1.1">
          <table:table-cell table:style-name="Table1.A1" office:value-type="string">
            <text:p text:style-name="P10"><text:span text:style-name="T2">Compute Efficiency</text:span></text:p>
          </table:table-cell>
          <table:table-cell table:style-name="Table1.A1" office:value-type="string">
            <text:p text:style-name="P10"><text:span text:style-name="T1">High (Single Pass)</text:span></text:p>
          </table:table-cell>
          <table:table-cell table:style-name="Table1.A1" office:value-type="string">
            <text:p text:style-name="P10"><text:span text:style-name="T1">Low (Combinatorial Explosion)</text:span></text:p>
          </table:table-cell>
          <table:table-cell table:style-name="Table1.A1" office:value-type="string">
            <text:p text:style-name="P10"><text:span text:style-name="T1">Medium (Optimized via Sparsity)</text:span></text:p>
          </table:table-cell>
          <table:table-cell table:style-name="Table1.E1" office:value-type="string">
            <text:p text:style-name="P10"><text:span text:style-name="T1">High Training Cost, Tunable Inference</text:span></text:p>
          </table:table-cell>
        </table:table-row>
        <table:table-row table:style-name="Table1.1">
          <table:table-cell table:style-name="Table1.A1" office:value-type="string">
            <text:p text:style-name="P10"><text:span text:style-name="T2">Key Mechanism</text:span></text:p>
          </table:table-cell>
          <table:table-cell table:style-name="Table1.A1" office:value-type="string">
            <text:p text:style-name="P10"><text:span text:style-name="T1">Step-by-step decomposition</text:span></text:p>
          </table:table-cell>
          <table:table-cell table:style-name="Table1.A1" office:value-type="string">
            <text:p text:style-name="P10"><text:span text:style-name="T1">Exploration of alternatives</text:span></text:p>
          </table:table-cell>
          <table:table-cell table:style-name="Table1.A1" office:value-type="string">
            <text:p text:style-name="P10"><text:span text:style-name="T1">Convergence of multiple roots</text:span></text:p>
          </table:table-cell>
          <table:table-cell table:style-name="Table1.E1" office:value-type="string">
            <text:p text:style-name="P10"><text:span text:style-name="T1">Automated process reward learning</text:span></text:p>
          </table:table-cell>
        </table:table-row>
        <table:table-row table:style-name="Table1.1">
          <table:table-cell table:style-name="Table1.A1" office:value-type="string">
            <text:p text:style-name="P10"><text:span text:style-name="T2">Primary Limitation</text:span></text:p>
          </table:table-cell>
          <table:table-cell table:style-name="Table1.A1" office:value-type="string">
            <text:p text:style-name="P10"><text:span text:style-name="T1">Fragility to early errors</text:span></text:p>
          </table:table-cell>
          <table:table-cell table:style-name="Table1.A1" office:value-type="string">
            <text:p text:style-name="P10"><text:span text:style-name="T1">Inefficient search space coverage</text:span></text:p>
          </table:table-cell>
          <table:table-cell table:style-name="Table1.A1" office:value-type="string">
            <text:p text:style-name="P10"><text:span text:style-name="T1">Implementation complexity</text:span></text:p>
          </table:table-cell>
          <table:table-cell table:style-name="Table1.E1" office:value-type="string">
            <text:p text:style-name="P10"><text:span text:style-name="T1">Requirement for ground-truth oracles</text:span></text:p>
          </table:table-cell>
        </table:table-row>
      </table:table>
      <text:p text:style-name="P19"><draw:rect text:anchor-type="as-char" style:rel-width="100%" draw:z-index="1" draw:style-name="gr1" draw:text-style-name="P24" svg:width="0.0012in" svg:height="0.0213in"><text:p/></draw:rect><text:span text:style-name="T1">3. Next-Generation Amortized Variational Inference</text:span></text:p>
      <text:p text:style-name="P1"><text:span text:style-name="T1">While LLMs garner the majority of public attention, deep structural advancements are occurring in the field of </text:span><text:span text:style-name="T2">Amortized Variational Inference (AVI)</text:span><text:span text:style-name="T1">. This domain is concerned with the efficient approximation of complex probability distributions—a fundamental requirement for scientific modeling, uncertainty quantification, and stochastic prediction. The 2024–2025 period is defined by the obsolescence of traditional Variational Autoencoder (VAE) priors in favor of </text:span><text:span text:style-name="T2">Flow Matching</text:span><text:span text:style-name="T1"> and </text:span><text:span text:style-name="T2">Diffusion</text:span><text:span text:style-name="T1"> models. These new paradigms enable the modeling of highly multi-modal, discontinuous, and complex posterior distributions that previous generations of Neural Processes (NPs) failed to capture.</text:span><text:span text:style-name="T4">3</text:span></text:p>
      <text:p text:style-name="P22"><text:span text:style-name="T1">3.1 Flow Matching Neural Processes (FlowNP)</text:span></text:p>
      <text:p text:style-name="P1"><text:span text:style-name="T2">Flow Matching Neural Processes (FlowNP)</text:span><text:span text:style-name="T1">, a standout contribution to NeurIPS 2025, represents the current state-of-the-art in stochastic process modeling. To understand its significance, one must first appreciate the limitations of its predecessors. Traditional NPs typically assumed that the latent representation of a stochastic process followed a Gaussian distribution. While mathematically convenient, this assumption led to the "blurriness" problem—predictions that averaged over distinct modes rather than committing to sharp, realistic possibilities.</text:span><text:span text:style-name="T4">21</text:span></text:p>
      <text:p text:style-name="P20"><text:span text:style-name="T1">3.1.1 The Flow Matching Paradigm</text:span></text:p>
      <text:p text:style-name="P1"><text:span text:style-name="T1">Flow Matching is a generative modeling framework based on Continuous Normalizing Flows (CNFs). Unlike diffusion models, which rely on simulating a stochastic differential equation (SDE) to reverse a noise process, flow matching takes a more direct approach. It regresses a vector field </text:span><draw:frame draw:style-name="fr1" draw:name="image10.png" text:anchor-type="as-char" svg:width="0.4311in" svg:height="0.2555in" draw:z-index="0"><draw:image xlink:href="Pictures/1000020100000036000000207FE547C4FFB4662A.png" xlink:type="simple" xlink:show="embed" xlink:actuate="onLoad" loext:mime-type="image/png"/></draw:frame><text:span text:style-name="T1"><text:s/>that defines a deterministic path transforming a simple prior distribution </text:span><draw:frame draw:style-name="fr1" draw:name="image13.png" text:anchor-type="as-char" svg:width="0.1819in" svg:height="0.2646in" draw:z-index="0"><draw:image xlink:href="Pictures/100002010000001600000020D2E71B7AF8AF628C.png" xlink:type="simple" xlink:show="embed" xlink:actuate="onLoad" loext:mime-type="image/png"/></draw:frame><text:span text:style-name="T1"><text:s/>(usually Gaussian) into the complex target distribution </text:span><draw:frame draw:style-name="fr1" draw:name="image6.png" text:anchor-type="as-char" svg:width="0.1819in" svg:height="0.2646in" draw:z-index="0"><draw:image xlink:href="Pictures/100002010000001600000020F15BE4585EF923BA.png" xlink:type="simple" xlink:show="embed" xlink:actuate="onLoad" loext:mime-type="image/png"/></draw:frame><text:span text:style-name="T1"><text:s/>over a continuous time interval $t \in $.</text:span></text:p>
      <text:p text:style-name="P1"><text:span text:style-name="T1">In the context of Neural Processes, FlowNP models the </text:span><text:span text:style-name="T3">conditional</text:span><text:span text:style-name="T1"> distribution of target points </text:span><draw:frame draw:style-name="fr1" draw:name="image14.png" text:anchor-type="as-char" svg:width="0.2291in" svg:height="0.2528in" draw:z-index="0"><draw:image xlink:href="Pictures/100002010000001D00000020BF54290198D1CB94.png" xlink:type="simple" xlink:show="embed" xlink:actuate="onLoad" loext:mime-type="image/png"/></draw:frame><text:span text:style-name="T1"><text:s/>given a set of context points </text:span><draw:frame draw:style-name="fr1" draw:name="image12.png" text:anchor-type="as-char" svg:width="0.772in" svg:height="0.252in" draw:z-index="0"><draw:image xlink:href="Pictures/1000020100000062000000207DCD424644A846D1.png" xlink:type="simple" xlink:show="embed" xlink:actuate="onLoad" loext:mime-type="image/png"/></draw:frame><text:span text:style-name="T1"><text:s/>and the target locations </text:span><draw:frame draw:style-name="fr1" draw:name="image8.png" text:anchor-type="as-char" svg:width="0.2783in" svg:height="0.248in" draw:z-index="0"><draw:image xlink:href="Pictures/10000201000000240000002021F950190852FC37.png" xlink:type="simple" xlink:show="embed" xlink:actuate="onLoad" loext:mime-type="image/png"/></draw:frame><text:span text:style-name="T1">. The model learns the vector field that flows the prior probability mass toward the true posterior distribution of the function values. This allows for the capture of complex dependencies and multi-modality that Gaussian approximations simply wash out.</text:span><text:span text:style-name="T4">22</text:span></text:p>
      <text:p text:style-name="P20"><text:span text:style-name="T1">3.1.2 Exchangeability, Consistency, and the ODE Solver</text:span></text:p>
      <text:p text:style-name="P1"><text:span text:style-name="T1">A rigorous Neural Process model must satisfy two mathematical properties: </text:span><text:span text:style-name="T2">exchangeability</text:span><text:span text:style-name="T1"> (the order of context points must not matter) and </text:span><text:span text:style-name="T2">consistency</text:span><text:span text:style-name="T1"> (the marginal distribution of a subset of points must match the joint distribution). FlowNP satisfies exchangeability by embedding the context set into a permutation-invariant representation using a Deep Set encoder or a Transformer encoder with self-attention.</text:span><text:span text:style-name="T4">21</text:span></text:p>
      <text:p text:style-name="P1"><text:span text:style-name="T1">A distinct advantage of FlowNP over Diffusion-based NPs is its use of an </text:span><text:span text:style-name="T2">Ordinary Differential Equation (ODE) solver</text:span><text:span text:style-name="T1"> for sampling. Diffusion models typically require stochastic sampling steps (Langevin dynamics), which can be slow and difficult to control. FlowNP's sampling is deterministic once the initial noise is drawn, governed by the learned vector field. This introduces a controllable "knob" for inference-time compute: the number of steps in the ODE solver (e.g., Euler or Runge-Kutta integration). Users can trade off accuracy for speed linearly. Fewer steps yield a coarser approximation, while more steps refine the sample to high precision.</text:span><text:span text:style-name="T4">21</text:span></text:p>
      <text:p text:style-name="P20"><text:span text:style-name="T1">3.1.3 Performance and Benchmarks</text:span></text:p>
      <text:p text:style-name="P1"><text:span text:style-name="T1">Empirical validation of FlowNP has been extensive. On synthetic 1D Gaussian process tasks, it captures multi-modal posteriors that standard NPs collapse. In 2D image completion tasks (e.g., CelebA), it produces sharp, coherent completions where VAE-based models produce blur. Crucially, in real-world scientific applications like weather data modeling (temperature and pressure fields), FlowNP outperforms Transformer Neural Processes (TNPs) and Neural Diffusion Processes (NDP) in terms of log-likelihood and visual fidelity, establishing itself as the new standard for stochastic meta-learning.</text:span><text:span text:style-name="T4">21</text:span></text:p>
      <text:p text:style-name="P22"><text:span text:style-name="T1">3.2 Diffusion-Based Posterior Estimation (DDVI)</text:span></text:p>
      <text:p text:style-name="P1"><text:span text:style-name="T1">Parallel to the rise of flow matching, </text:span><text:span text:style-name="T2">Denoising Diffusion Variational Inference (DDVI)</text:span><text:span text:style-name="T1"> has matured in 2025 as a robust method for "black-box" variational inference. While FlowNP focuses on meta-learning distributions of functions, DDVI focuses on approximating the posterior of latent variables in a specific model.</text:span><text:span text:style-name="T4">4</text:span></text:p>
      <text:p text:style-name="P20"><text:span text:style-name="T1">3.2.1 The Wake-Sleep ELBO</text:span></text:p>
      <text:p text:style-name="P1"><text:span text:style-name="T1">The core technical challenge in using diffusion models for VI is the intractability of the entropy term in the Evidence Lower Bound (ELBO). Standard VI minimizes the Kullback-Leibler (KL) divergence, which requires evaluating the entropy of the approximate posterior </text:span><draw:frame draw:style-name="fr1" draw:name="image4.png" text:anchor-type="as-char" svg:width="0.0972in" svg:height="0.2591in" draw:z-index="0"><draw:image xlink:href="Pictures/100002010000000C00000020B4D06282988238E3.png" xlink:type="simple" xlink:show="embed" xlink:actuate="onLoad" loext:mime-type="image/png"/></draw:frame><text:span text:style-name="T1">. For a diffusion model, this entropy is not analytically available.</text:span></text:p>
      <text:p text:style-name="P1"><text:span text:style-name="T1">DDVI circumvents this by adopting a training objective inspired by the </text:span><text:span text:style-name="T2">wake-sleep algorithm</text:span><text:span text:style-name="T1">. It trains the diffusion-based posterior using a re-weighted objective that does not require the explicit entropy calculation. This "regularized ELBO" stabilizes the training of the score network, allowing the diffusion model to act as a highly flexible variational family.</text:span><text:span text:style-name="T4">4</text:span></text:p>
      <text:p text:style-name="P20"><text:span text:style-name="T1">3.2.2 Revolutionizing Simulation-Based Inference (SBI)</text:span></text:p>
      <text:p text:style-name="P1"><text:span text:style-name="T1">The impact of DDVI is most profound in the field of </text:span><text:span text:style-name="T2">Simulation-Based Inference (SBI)</text:span><text:span text:style-name="T1">. In many scientific domains—such as astrophysics (gravitational wave detection) or geophysics (seismic imaging)—the likelihood function is defined by a complex, non-differentiable simulator. Traditional Bayesian methods struggle here.</text:span></text:p>
      <text:p text:style-name="P1"><text:span text:style-name="T1">DDVI allows scientists to treat the simulator as a black box and learn a diffusion-based posterior that maps observations back to the parameter space. Because diffusion models are excellent at capturing complex geometry (like thin manifolds or multiple clusters), DDVI provides rigorous uncertainty quantification where traditional Gaussian approximations would be dangerously overconfident. In 2025, this approach was successfully applied to large-scale subsurface posterior sampling, achieving calibrated uncertainty at a fraction of the computational cost of Markov Chain Monte Carlo (MCMC) methods.</text:span><text:span text:style-name="T4">24</text:span></text:p>
      <text:p text:style-name="P19"><text:soft-page-break/><draw:rect text:anchor-type="as-char" style:rel-width="100%" draw:z-index="2" draw:style-name="gr1" draw:text-style-name="P24" svg:width="0.0012in" svg:height="0.0213in"><text:p/></draw:rect><text:span text:style-name="T1">4. Differentiable Causal Discovery: Structuring the Latent World</text:span></text:p>
      <text:p text:style-name="P1"><text:span text:style-name="T1">While probabilistic models like FlowNP and DDVI excel at capturing correlations, they do not inherently understand </text:span><text:span text:style-name="T3">causality</text:span><text:span text:style-name="T1">. The distinction between "seeing" (correlation) and "doing" (causation) is the frontier of robust AI. The 2024–2025 period has seen the maturation of </text:span><text:span text:style-name="T2">Differentiable Causal Discovery (DCD)</text:span><text:span text:style-name="T1">, a field that converts the discrete, combinatorial problem of graph learning into a continuous optimization problem solvable via gradient descent.</text:span></text:p>
      <text:p text:style-name="P22"><text:span text:style-name="T1">4.1 The Challenge of Latent Confounders</text:span></text:p>
      <text:p text:style-name="P1"><text:span text:style-name="T1">Early DCD methods, such as NOTEARS, assumed "causal sufficiency"—the idea that there are no unobserved variables confounding the observed relationships. In the real world, this assumption almost never holds. Latent confounders introduce spurious correlations that can trick a model into inferring a direct causal link where none exists.</text:span></text:p>
      <text:p text:style-name="P22"><text:span text:style-name="T1">4.2 Augmented Latent-Variable Graphical Lasso (ALVGL)</text:span></text:p>
      <text:p text:style-name="P1"><text:span text:style-name="T1">A breakthrough solution to this problem, emerging in late 2025 and early 2026 literature, is the </text:span><text:span text:style-name="T2">Augmented Latent-Variable Graphical Lasso (ALVGL)</text:span><text:span text:style-name="T1">.</text:span><text:span text:style-name="T4">5</text:span><text:span text:style-name="T1"> ALVGL addresses the scalability and robustness of causal discovery in the presence of latent variables.</text:span></text:p>
      <text:p text:style-name="P20"><text:span text:style-name="T1">4.2.1 Super-Structure Learning and Decomposition</text:span></text:p>
      <text:p text:style-name="P1"><text:span text:style-name="T1">The computational bottleneck of causal discovery is the search space, which grows super-exponentially with the number of variables (</text:span><draw:frame draw:style-name="fr1" draw:name="image7.png" text:anchor-type="as-char" svg:width="0.4772in" svg:height="0.2508in" draw:z-index="0"><draw:image xlink:href="Pictures/100002010000003D0000002076E7C30DB642B4C5.png" xlink:type="simple" xlink:show="embed" xlink:actuate="onLoad" loext:mime-type="image/png"/></draw:frame><text:span text:style-name="T1">). ALVGL circumvents this by first learning a </text:span><text:span text:style-name="T2">super-structure</text:span><text:span text:style-name="T1">—a sparse graph that is guaranteed (under certain assumptions) to contain the true causal graph as a subgraph.</text:span></text:p>
      <text:p text:style-name="P1"><text:span text:style-name="T1">It achieves this by decomposing the precision matrix </text:span><draw:frame draw:style-name="fr1" draw:name="image3.png" text:anchor-type="as-char" svg:width="0.1571in" svg:height="0.2354in" draw:z-index="0"><draw:image xlink:href="Pictures/10000201000000140000001EDB801AA745348168.png" xlink:type="simple" xlink:show="embed" xlink:actuate="onLoad" loext:mime-type="image/png"/></draw:frame><text:span text:style-name="T1"><text:s/>(inverse covariance) of the data into two distinct components:</text:span></text:p>
      <text:p text:style-name="P11"><draw:frame draw:style-name="fr1" draw:name="image15.png" text:anchor-type="as-char" svg:width="6.4583in" svg:height="0.5075in" draw:z-index="0"><draw:image xlink:href="Pictures/10000201000003AE0000004A4E45577E37CA46AF.png" xlink:type="simple" xlink:show="embed" xlink:actuate="onLoad" loext:mime-type="image/png"/></draw:frame></text:p>
      <text:p text:style-name="P1"><text:span text:style-name="T1">Here, </text:span><draw:frame draw:style-name="fr1" draw:name="image17.png" text:anchor-type="as-char" svg:width="0.1354in" svg:height="0.2547in" draw:z-index="0"><draw:image xlink:href="Pictures/100002010000001100000020F31B3A90451E9D8C.png" xlink:type="simple" xlink:show="embed" xlink:actuate="onLoad" loext:mime-type="image/png"/></draw:frame><text:span text:style-name="T1"><text:s/>is a </text:span><text:span text:style-name="T2">sparse</text:span><text:span text:style-name="T1"> matrix representing the direct causal connections between observed variables, and </text:span><draw:frame draw:style-name="fr1" draw:name="image2.png" text:anchor-type="as-char" svg:width="0.1374in" svg:height="0.2583in" draw:z-index="0"><draw:image xlink:href="Pictures/100002010000001100000020BFBF58E81089738A.png" xlink:type="simple" xlink:show="embed" xlink:actuate="onLoad" loext:mime-type="image/png"/></draw:frame><text:span text:style-name="T1"><text:s/>is a </text:span><text:span text:style-name="T2">low-rank</text:span><text:span text:style-name="T1"> matrix representing the dense correlations induced by shared latent confounders. This decomposition is classically hard to solve, but ALVGL utilizes an </text:span><text:span text:style-name="T2">Alternating Direction Method of Multipliers (ADMM)</text:span><text:span text:style-name="T1"> optimization scheme to efficiently separate these components.</text:span><text:span text:style-name="T4">5</text:span></text:p>
      <text:p text:style-name="P20"><text:span text:style-name="T1">4.2.2 Optimization Efficiency and Impact</text:span></text:p>
      <text:p text:style-name="P1"><text:span text:style-name="T1">By identifying the sparse component </text:span><draw:frame draw:style-name="fr1" draw:name="Image1" text:anchor-type="as-char" svg:width="0.1354in" svg:height="0.2547in" draw:z-index="0"><draw:image xlink:href="Pictures/100002010000001100000020F31B3A90451E9D8C.png" xlink:type="simple" xlink:show="embed" xlink:actuate="onLoad" loext:mime-type="image/png"/></draw:frame><text:span text:style-name="T1">, ALVGL effectively prunes the search space for the subsequent fine-grained causal orientation step. The complexity drops from checking all possible edges (</text:span><draw:frame draw:style-name="fr1" draw:name="image11.png" text:anchor-type="as-char" svg:width="0.5016in" svg:height="0.2508in" draw:z-index="0"><draw:image xlink:href="Pictures/100002010000004000000020B2F51EDE7AED7095.png" xlink:type="simple" xlink:show="embed" xlink:actuate="onLoad" loext:mime-type="image/png"/></draw:frame><text:span text:style-name="T1">) to checking only the edges in the super-structure (</text:span><draw:frame draw:style-name="fr1" draw:name="image5.png" text:anchor-type="as-char" svg:width="0.6134in" svg:height="0.2516in" draw:z-index="0"><draw:image xlink:href="Pictures/100002010000004E0000002045C6EEE897129559.png" xlink:type="simple" xlink:show="embed" xlink:actuate="onLoad" loext:mime-type="image/png"/></draw:frame><text:span text:style-name="T1">, where </text:span><draw:frame draw:style-name="fr1" draw:name="image1.png" text:anchor-type="as-char" svg:width="0.111in" svg:height="0.2547in" draw:z-index="0"><draw:image xlink:href="Pictures/100002010000000E0000002065520C0F239C5613.png" xlink:type="simple" xlink:show="embed" xlink:actuate="onLoad" loext:mime-type="image/png"/></draw:frame><text:span text:style-name="T1"><text:s/>is the sparsity). This allows DCD methods to scale to high-dimensional datasets (hundreds or thousands of variables) where previous methods failed or diverged. Empirical results show that ALVGL reduces the runtime of causal discovery by over 50% while improving F1 scores by roughly 3% in scenarios heavily polluted by latent confounders.</text:span><text:span text:style-name="T4">5</text:span></text:p>
      <text:p text:style-name="P22"><text:span text:style-name="T1">4.3 Neural Causal Models and Differentiable Constraints</text:span></text:p>
      <text:p text:style-name="P1"><text:span text:style-name="T1">Beyond structure learning, 2025 has seen the rise of </text:span><text:span text:style-name="T2">Neural Causal Models</text:span><text:span text:style-name="T1"> that parameterize Structural Causal Models (SCMs) with deep neural networks.</text:span></text:p>
      <text:p text:style-name="P1"><text:span text:style-name="T2">DCCD-CONF</text:span><text:span text:style-name="T1"> (Differentiable Causal Discovery with Confounders) is a prominent framework introduced in 2025 that tackles three challenges simultaneously: directed cycles (feedback loops), nonlinearity, and unmeasured confounders. It employs </text:span><text:span text:style-name="T2">differentiable constraints</text:span><text:span text:style-name="T1"> to enforce generalized acyclicity (or specific cyclic conditions) while modeling the causal mechanisms with non-linear Multi-Layer Perceptrons (MLPs). This represents a unification of constraint-based logic (like the FCI algorithm) with the power of score-based continuous optimization.</text:span><text:span text:style-name="T4">26</text:span></text:p>
      <text:p text:style-name="P1"><text:span text:style-name="T1">Furthermore, researchers are addressing the "Causal Parrot" phenomenon in LLMs. While LLMs can recite causal facts, they often fail at rigorous causal inference. New hybrid frameworks use LLMs to parse metadata (variable names, experiment descriptions) to generate </text:span><text:span text:style-name="T2">priors</text:span><text:span text:style-name="T1"> or initialization graphs for statistical DCD algorithms. This "human-in-the-loop" style automation has been shown to reduce the data requirements for structure learning by up to 40%, leveraging the semantic knowledge of the LLM to guide the statistical search of the DCD algorithm.</text:span><text:span text:style-name="T4">28</text:span></text:p>
      <text:p text:style-name="P19"><draw:rect text:anchor-type="as-char" style:rel-width="100%" draw:z-index="3" draw:style-name="gr1" draw:text-style-name="P24" svg:width="0.0012in" svg:height="0.0213in"><text:p/></draw:rect><text:span text:style-name="T1">5. Active Inference: The Physics of Embodied Intelligence</text:span></text:p>
      <text:p text:style-name="P1"><text:span text:style-name="T1">In the domain of robotics and autonomous agents, a quiet revolution is displacing Reinforcement Learning (RL) as the dominant paradigm. </text:span><text:span text:style-name="T2">Active Inference (AIF)</text:span><text:span text:style-name="T1">, grounded in the Free Energy Principle (FEP) pioneered by Karl Friston, offers a unified mathematical framework for perception, learning, and action. Unlike RL, which is driven by maximizing an arbitrary scalar reward signal, AIF is driven by the minimization of </text:span><text:span text:style-name="T2">Expected Free Energy (EFE)</text:span><text:span text:style-name="T1">.</text:span></text:p>
      <text:p text:style-name="P22"><text:span text:style-name="T1">5.1 The Shift from Reward to Free Energy</text:span></text:p>
      <text:p text:style-name="P1"><text:span text:style-name="T1">The reliance on reward functions in RL is its Achilles' heel; rewards are often sparse, delayed, and notoriously difficult to engineer (the "alignment problem"). Active Inference replaces this with a generative model where the agent’s sole objective is to minimize "surprise"—or, more formally, to maximize the evidence for its internal model of the world.</text:span></text:p>
      <text:p text:style-name="P1"><text:soft-page-break/><text:span text:style-name="T1">The Expected Free Energy functional (</text:span><draw:frame draw:style-name="fr1" draw:name="image9.png" text:anchor-type="as-char" svg:width="0.1583in" svg:height="0.2535in" draw:z-index="0"><draw:image xlink:href="Pictures/100002010000001400000020C93997A1A687A773.png" xlink:type="simple" xlink:show="embed" xlink:actuate="onLoad" loext:mime-type="image/png"/></draw:frame><text:span text:style-name="T1">) decomposes into two interpretable terms:</text:span></text:p>
      <text:p text:style-name="P11"><draw:frame draw:style-name="fr1" draw:name="image16.png" text:anchor-type="as-char" svg:width="6.4583in" svg:height="0.7402in" draw:z-index="0"><draw:image xlink:href="Pictures/10000201000003AE0000006C9B9E006105E2F1E0.png" xlink:type="simple" xlink:show="embed" xlink:actuate="onLoad" loext:mime-type="image/png"/></draw:frame></text:p>
      <text:p text:style-name="P2"><text:span text:style-name="T1">This decomposition reveals the elegance of AIF:</text:span></text:p>
      <text:list xml:id="list1927039767" text:style-name="WWNum3">
        <text:list-item>
          <text:p text:style-name="P6"><text:span text:style-name="T2">Risk Minimization (Exploitation):</text:span><text:span text:style-name="T1"> The agent seeks states that align with its prior preferences (goals).</text:span></text:p>
        </text:list-item>
        <text:list-item>
          <text:p text:style-name="P9"><text:span text:style-name="T2">Ambiguity Minimization (Exploration):</text:span><text:span text:style-name="T1"> The agent seeks states that resolve uncertainty about the environment.</text:span></text:p>
        </text:list-item>
      </text:list>
      <text:p text:style-name="P10"><text:span text:style-name="T1">This dual drive means AIF agents exhibit </text:span><text:span text:style-name="T2">"epistemic foraging"</text:span><text:span text:style-name="T1">—they act to learn. A robot entering a dark room will turn on the light not because it gets a "light-on" reward, but because the darkness represents a high-entropy sensory state that it is driven to resolve.</text:span><text:span text:style-name="T4">6</text:span></text:p>
      <text:p text:style-name="P22"><text:span text:style-name="T1">5.2 AXIOM and VBGS: The 2025 Verses AI Framework</text:span></text:p>
      <text:p text:style-name="P1"><text:span text:style-name="T1">The most significant practical implementation of AIF in 2025 is the </text:span><text:span text:style-name="T2">AXIOM</text:span><text:span text:style-name="T1"> architecture coupled with </text:span><text:span text:style-name="T2">Variational Bayes Gaussian Splatting (VBGS)</text:span><text:span text:style-name="T1">, developed by VERSES AI. This framework addresses the scalability issues that previously confined AIF to toy problems.</text:span><text:span text:style-name="T4">7</text:span></text:p>
      <text:p text:style-name="P20"><text:span text:style-name="T1">5.2.1 Object-Centric "Slots" and Grow-and-Merge Learning</text:span></text:p>
      <text:p text:style-name="P1"><text:span text:style-name="T1">AXIOM moves away from the "black box" neural network approach to an </text:span><text:span text:style-name="T2">object-centric</text:span><text:span text:style-name="T1"> representation. It uses "slots" to represent distinct entities in the environment. Each slot maintains a belief state about an object's identity, position, and transition dynamics.</text:span></text:p>
      <text:p text:style-name="P1"><text:span text:style-name="T1">This modularity enables </text:span><text:span text:style-name="T2">"grow-and-merge" learning</text:span><text:span text:style-name="T1">. When the agent encounters a sensory pattern that does not fit existing slots, it allocates a new slot (growing). If, upon further observation, two slots are determined to represent the same entity, they are merged. This allows for continuous, lifelong learning without the catastrophic forgetting that plagues standard deep learning models. The agent builds a structured, interpretable model of the world that expands as its experience grows.</text:span><text:span text:style-name="T4">7</text:span></text:p>
      <text:p text:style-name="P20"><text:span text:style-name="T1">5.2.2 VBGS for Uncertainty-Aware Perception</text:span></text:p>
      <text:p text:style-name="P1"><text:span text:style-name="T1">Perception in AXIOM is handled by </text:span><text:span text:style-name="T2">Variational Bayes Gaussian Splatting (VBGS)</text:span><text:span text:style-name="T1">. Gaussian Splatting is a technique for rendering 3D scenes using millions of Gaussian blobs. VBGS elevates this to a probabilistic mapping tool. Each "splat" in the map contains not just position and color, but </text:span><text:span text:style-name="T2">variance parameters</text:span><text:span text:style-name="T1"> representing uncertainty.</text:span></text:p>
      <text:p text:style-name="P1"><text:span text:style-name="T1">As the robot navigates, it updates the posterior distribution of these splats. Areas of high variance (high free energy) naturally attract the agent's attention via the EFE objective. This enables robots to navigate complex, unstructured environments with </text:span><text:span text:style-name="T2">"zero-shot" adaptability</text:span><text:span text:style-name="T1">. They do not need to be trained on thousands of corridors to navigate a corridor; they simply follow the physics of minimizing uncertainty in their map.</text:span><text:span text:style-name="T4">7</text:span></text:p>
      <text:p text:style-name="P22"><text:span text:style-name="T1">5.3 Comparative Advantage over Deep RL</text:span></text:p>
      <text:p text:style-name="P1"><text:span text:style-name="T1">The implications of AIF for robotics are profound. Recent benchmarks in 2024–2025 demonstrate that AIF agents achieve performance comparable to state-of-the-art Deep RL algorithms (like PPO or SAC) but with </text:span><text:span text:style-name="T2">orders of magnitude less data</text:span><text:span text:style-name="T1"> (sample efficiency). Furthermore, AIF agents are significantly more robust to perturbations (e.g., changing lighting, sensor noise) because their generative models explicitly account for sensory uncertainty, whereas RL policies often overfit to the specific noise characteristics of the training environment.</text:span><text:span text:style-name="T4">32</text:span></text:p>
      <text:p text:style-name="P19"><draw:rect text:anchor-type="as-char" style:rel-width="100%" draw:z-index="4" draw:style-name="gr1" draw:text-style-name="P24" svg:width="0.0012in" svg:height="0.0213in"><text:p/></draw:rect><text:span text:style-name="T1">6. Neuro-Symbolic Convergence: Bridging the Gap</text:span></text:p>
      <text:p text:style-name="P1"><text:span text:style-name="T1">The final pillar of the 2024–2025 landscape is the resurgence and maturation of </text:span><text:span text:style-name="T2">Neuro-Symbolic (NeSy)</text:span><text:span text:style-name="T1"> AI. This field seeks to combine the learnability and perceptual power of neural networks with the rigor, interpretability, and generalization of symbolic logic. The current generation of NeSy systems moves beyond simple "layering" (e.g., a neural net feeding a logic solver) to fundamental integration within the inference loop.</text:span></text:p>
      <text:p text:style-name="P22"><text:span text:style-name="T1">6.1 Predicate Invention (NeSy-π)</text:span></text:p>
      <text:p text:style-name="P1"><text:span text:style-name="T1">A historical limitation of NeSy systems was the reliance on hand-crafted symbolic rules (predicates). Defining all possible relationships in a complex visual scene is impossible. </text:span><text:span text:style-name="T2">NeSy-π (Predicate Invention)</text:span><text:span text:style-name="T1">, introduced in 2024, solves this by using deep neural networks to </text:span><text:span text:style-name="T3">invent</text:span><text:span text:style-name="T1"> new symbolic concepts from raw data.</text:span><text:span text:style-name="T4">34</text:span></text:p>
      <text:p text:style-name="P1"><text:span text:style-name="T1">NeSy-π operates by clustering the latent representations of visual scenes. It identifies recurring patterns—for example, that "red sphere" and "blue cube" often appear in a specific spatial configuration—and assigns a new symbol to this relationship. These "invented predicates" are then utilized by a differentiable Inductive Logic Programming (ILP) solver to generate interpretable rules. This allows the system to learn abstract concepts like "stability," "containment," or "support" purely from visual observation, bridging the semantic gap between pixels and logic.</text:span></text:p>
      <text:p text:style-name="P22"><text:soft-page-break/><text:span text:style-name="T1">6.2 Probabilistic Logic Programming (SLASH and PAL)</text:span></text:p>
      <text:p text:style-name="P1"><text:span text:style-name="T1">Advancements in </text:span><text:span text:style-name="T2">Probabilistic Logic Programming (PLP)</text:span><text:span text:style-name="T1"> have focused on efficiency. Frameworks like </text:span><text:span text:style-name="T2">SLASH</text:span><text:span text:style-name="T1"> (Sketched Logic combined with Answer Set Programming) and </text:span><text:span text:style-name="T2">PAL</text:span><text:span text:style-name="T1"> (Probabilistic Algebraic Layer) have introduced "neural-symbolic batching" and exact renormalization layers.</text:span><text:span text:style-name="T4">35</text:span></text:p>
      <text:p text:style-name="P1"><text:span text:style-name="T2">PAL</text:span><text:span text:style-name="T1">, introduced in 2025, allows neural networks to learn functions that strictly adhere to algebraic constraints. It defines a distribution over linear inequalities parameterized by polynomials. This is crucial for safety-critical applications; for instance, a robot arm controlled by a PAL-augmented network can be mathematically guaranteed never to violate its joint limits or collide with a defined safety zone, regardless of the neural network's weights. This provides a formal safety verification layer that pure neural networks lack.</text:span><text:span text:style-name="T4">36</text:span></text:p>
      <text:p text:style-name="P19"><draw:rect text:anchor-type="as-char" style:rel-width="100%" draw:z-index="5" draw:style-name="gr1" draw:text-style-name="P24" svg:width="0.0012in" svg:height="0.0213in"><text:p/></draw:rect><text:span text:style-name="T1">7. Synthesis and Future Outlook</text:span></text:p>
      <text:p text:style-name="P1"><text:span text:style-name="T1">The survey of the 2024–2025 inference landscape reveals a coherent trajectory: the field is moving away from static, approximate pattern matching toward dynamic, verifiable, and causal reasoning.</text:span></text:p>
      <text:p text:style-name="P22"><text:span text:style-name="T1">7.1 The Unified "Causal System 2" Agent</text:span></text:p>
      <text:p text:style-name="P2"><text:span text:style-name="T1">The converging trends suggest the emergence of a unified architecture for 2026 and beyond, which we might term the </text:span><text:span text:style-name="T2">"Causal System 2" Agent</text:span><text:span text:style-name="T1">. This theoretical architecture integrates the pillars discussed:</text:span></text:p>
      <text:list xml:id="list2475105359" text:style-name="WWNum4">
        <text:list-item>
          <text:p text:style-name="P12"><text:span text:style-name="T2">Perception:</text:span><text:span text:style-name="T1"> Handled by </text:span><text:span text:style-name="T2">Active Inference (VBGS)</text:span><text:span text:style-name="T1"> modules that build continuous, uncertainty-aware, object-centric world models.</text:span></text:p>
        </text:list-item>
        <text:list-item>
          <text:p text:style-name="P12"><text:span text:style-name="T2">Reasoning:</text:span><text:span text:style-name="T1"> Managed by </text:span><text:span text:style-name="T2">System 2 Logic (FoT/MCTS)</text:span><text:span text:style-name="T1"> that performs long-horizon planning, verification, and counterfactual reasoning using the world model.</text:span></text:p>
        </text:list-item>
        <text:list-item>
          <text:p text:style-name="P12"><text:span text:style-name="T2">Learning:</text:span><text:span text:style-name="T1"> Governed by </text:span><text:span text:style-name="T2">Causal Discovery (ALVGL)</text:span><text:span text:style-name="T1"> that continuously refines the structural understanding of the environment, distinguishing between correlation and causation to update the world model.</text:span></text:p>
        </text:list-item>
        <text:list-item>
          <text:p text:style-name="P14"><text:span text:style-name="T2">Amortization:</text:span><text:span text:style-name="T1"> Expensive reasoning traces are distilled into fast, feed-forward </text:span><text:span text:style-name="T2">Flow/Diffusion Networks</text:span><text:span text:style-name="T1"> for routine tasks, mimicking the human transition from novice (deliberate) to expert (intuitive) performance.</text:span></text:p>
        </text:list-item>
      </text:list>
      <text:p text:style-name="P23"><text:span text:style-name="T1">7.2 Implications for Hardware and Energy</text:span></text:p>
      <text:p text:style-name="P1"><text:span text:style-name="T1">This shift has profound implications for hardware. The era of "training clusters"—optimized for massive bandwidth and weight updates—is giving way to the era of "inference clusters." These systems require low-latency memory access to manage the massive Key-Value (KV) caches demanded by Forest-of-Thought reasoning and the highly parallel branching logic of MCTS.</text:span></text:p>
      <text:p text:style-name="P1"><text:span text:style-name="T1">Furthermore, the energy metric of AI is shifting from "Joules per Parameter" to </text:span><text:span text:style-name="T2">"Joules per Thought."</text:span><text:span text:style-name="T1"> As inference becomes an iterative search process, the cost of generating a single high-quality answer increases. However, the value of that answer—verified, causally sound, and logically robust—is exponentially higher.</text:span></text:p>
      <text:p text:style-name="P1"><text:span text:style-name="T1">In conclusion, the "Inference Era" represents the maturation of artificial intelligence. We are moving beyond the "parrot" paradigm of reciting training data. By embracing dynamic computation—whether through the flow of differential equations, the branching of logical trees, or the free-energy minimization of active agents—we are building systems capable of genuine, robust, and autonomous reasoning.</text:span></text:p>
      <text:p text:style-name="P19"><draw:rect text:anchor-type="as-char" style:rel-width="100%" draw:z-index="6" draw:style-name="gr1" draw:text-style-name="P24" svg:width="0.0012in" svg:height="0.0213in"><text:p/></draw:rect><text:span text:style-name="T1">8. Detailed Comparison of Key Inference Architectures (2025)</text:span></text:p>
      <text:p text:style-name="P1"><text:span text:style-name="T1">The following table synthesizes the diverse strategies defining the current frontier.</text:span></text:p>
      <table:table table:name="Table2" table:style-name="Table2">
        <table:table-column table:style-name="Table2.A" table:number-columns-repeated="5"/>
        <text:soft-page-break/>
        <table:table-row table:style-name="Table2.1">
          <table:table-cell table:style-name="Table2.A1" office:value-type="string">
            <text:p text:style-name="P10"><text:span text:style-name="T2">Architecture</text:span></text:p>
          </table:table-cell>
          <table:table-cell table:style-name="Table2.A1" office:value-type="string">
            <text:p text:style-name="P10"><text:span text:style-name="T2">Core Mechanism</text:span></text:p>
          </table:table-cell>
          <table:table-cell table:style-name="Table2.A1" office:value-type="string">
            <text:p text:style-name="P10"><text:span text:style-name="T2">Primary Domain</text:span></text:p>
          </table:table-cell>
          <table:table-cell table:style-name="Table2.A1" office:value-type="string">
            <text:p text:style-name="P10"><text:span text:style-name="T2">Key 2025 Breakthrough</text:span></text:p>
          </table:table-cell>
          <table:table-cell table:style-name="Table2.E1" office:value-type="string">
            <text:p text:style-name="P10"><text:span text:style-name="T2">Limitation</text:span></text:p>
          </table:table-cell>
        </table:table-row>
        <table:table-row table:style-name="Table2.1">
          <table:table-cell table:style-name="Table2.A1" office:value-type="string">
            <text:p text:style-name="P10"><text:span text:style-name="T2">Forest-of-Thought (FoT)</text:span></text:p>
          </table:table-cell>
          <table:table-cell table:style-name="Table2.A1" office:value-type="string">
            <text:p text:style-name="P10"><text:span text:style-name="T1">Sparse Tree Search + Self-Correction</text:span></text:p>
          </table:table-cell>
          <table:table-cell table:style-name="Table2.A1" office:value-type="string">
            <text:p text:style-name="P10"><text:span text:style-name="T1">Complex Reasoning (Math/Code)</text:span></text:p>
          </table:table-cell>
          <table:table-cell table:style-name="Table2.A1" office:value-type="string">
            <text:p text:style-name="P10"><text:span text:style-name="T1">Dynamic pruning &amp; Consensus-guided decision making</text:span></text:p>
          </table:table-cell>
          <table:table-cell table:style-name="Table2.E1" office:value-type="string">
            <text:p text:style-name="P10"><text:span text:style-name="T1">High inference latency; Requires "System 2" tuning</text:span></text:p>
          </table:table-cell>
        </table:table-row>
        <table:table-row table:style-name="Table2.1">
          <table:table-cell table:style-name="Table2.A1" office:value-type="string">
            <text:p text:style-name="P10"><text:span text:style-name="T2">ReST-MCTS</text:span><text:span text:style-name="T1">*</text:span></text:p>
          </table:table-cell>
          <table:table-cell table:style-name="Table2.A1" office:value-type="string">
            <text:p text:style-name="P10"><text:span text:style-name="T1">RL on Thoughts + MCTS</text:span></text:p>
          </table:table-cell>
          <table:table-cell table:style-name="Table2.A1" office:value-type="string">
            <text:p text:style-name="P10"><text:span text:style-name="T1">Self-Improving Agents</text:span></text:p>
          </table:table-cell>
          <table:table-cell table:style-name="Table2.A1" office:value-type="string">
            <text:p text:style-name="P10"><text:span text:style-name="T1">Automating process reward generation without human labeling</text:span></text:p>
          </table:table-cell>
          <table:table-cell table:style-name="Table2.E1" office:value-type="string">
            <text:p text:style-name="P10"><text:span text:style-name="T1">Computationally expensive training loop</text:span></text:p>
          </table:table-cell>
        </table:table-row>
        <table:table-row table:style-name="Table2.1">
          <table:table-cell table:style-name="Table2.A1" office:value-type="string">
            <text:p text:style-name="P10"><text:span text:style-name="T2">FlowNP</text:span></text:p>
          </table:table-cell>
          <table:table-cell table:style-name="Table2.A1" office:value-type="string">
            <text:p text:style-name="P10"><text:span text:style-name="T1">Flow Matching (ODE)</text:span></text:p>
          </table:table-cell>
          <table:table-cell table:style-name="Table2.A1" office:value-type="string">
            <text:p text:style-name="P10"><text:span text:style-name="T1">Stochastic Processes / Time-series</text:span></text:p>
          </table:table-cell>
          <table:table-cell table:style-name="Table2.A1" office:value-type="string">
            <text:p text:style-name="P10"><text:span text:style-name="T1">Exchangeability + Consistent posterior estimation via ODEs</text:span></text:p>
          </table:table-cell>
          <table:table-cell table:style-name="Table2.E1" office:value-type="string">
            <text:p text:style-name="P10"><text:span text:style-name="T1">Slower sampling than single-pass regression</text:span></text:p>
          </table:table-cell>
        </table:table-row>
        <table:table-row table:style-name="Table2.1">
          <table:table-cell table:style-name="Table2.A1" office:value-type="string">
            <text:p text:style-name="P10"><text:span text:style-name="T2">ALVGL</text:span></text:p>
          </table:table-cell>
          <table:table-cell table:style-name="Table2.A1" office:value-type="string">
            <text:p text:style-name="P10"><text:span text:style-name="T1">Sparse + Low-Rank Decomposition</text:span></text:p>
          </table:table-cell>
          <table:table-cell table:style-name="Table2.A1" office:value-type="string">
            <text:p text:style-name="P10"><text:span text:style-name="T1">Causal Discovery</text:span></text:p>
          </table:table-cell>
          <table:table-cell table:style-name="Table2.A1" office:value-type="string">
            <text:p text:style-name="P10"><text:span text:style-name="T1">Handling latent confounders in differentiable framework</text:span></text:p>
          </table:table-cell>
          <table:table-cell table:style-name="Table2.E1" office:value-type="string">
            <text:p text:style-name="P10"><text:span text:style-name="T1">Assumes linear Gaussian (mostly); cubic complexity</text:span></text:p>
          </table:table-cell>
        </table:table-row>
        <table:table-row table:style-name="Table2.1">
          <table:table-cell table:style-name="Table2.A1" office:value-type="string">
            <text:p text:style-name="P10"><text:span text:style-name="T2">AXIOM (Active Inf)</text:span></text:p>
          </table:table-cell>
          <table:table-cell table:style-name="Table2.A1" office:value-type="string">
            <text:p text:style-name="P10"><text:span text:style-name="T1">Free Energy Minimization</text:span></text:p>
          </table:table-cell>
          <table:table-cell table:style-name="Table2.A1" office:value-type="string">
            <text:p text:style-name="P10"><text:span text:style-name="T1">Robotics / Autonomous Agents</text:span></text:p>
          </table:table-cell>
          <table:table-cell table:style-name="Table2.A1" office:value-type="string">
            <text:p text:style-name="P10"><text:span text:style-name="T1">Object-centric "slots" + Uncertainty-driven exploration</text:span></text:p>
          </table:table-cell>
          <table:table-cell table:style-name="Table2.E1" office:value-type="string">
            <text:p text:style-name="P10"><text:span text:style-name="T1">Requires accurate generative model specification</text:span></text:p>
          </table:table-cell>
        </table:table-row>
        <table:table-row table:style-name="Table2.1">
          <table:table-cell table:style-name="Table2.A1" office:value-type="string">
            <text:p text:style-name="P10"><text:span text:style-name="T2">DeepSeek-R1 / o3</text:span></text:p>
          </table:table-cell>
          <table:table-cell table:style-name="Table2.A1" office:value-type="string">
            <text:p text:style-name="P10"><text:span text:style-name="T1">RL with Verifiable Rewards</text:span></text:p>
          </table:table-cell>
          <table:table-cell table:style-name="Table2.A1" office:value-type="string">
            <text:p text:style-name="P10"><text:span text:style-name="T1">General Purpose Reasoning</text:span></text:p>
          </table:table-cell>
          <table:table-cell table:style-name="Table2.A1" office:value-type="string">
            <text:p text:style-name="P10"><text:span text:style-name="T1">Emergent "thinking" and self-verification behaviors</text:span></text:p>
          </table:table-cell>
          <table:table-cell table:style-name="Table2.E1" office:value-type="string">
            <text:p text:style-name="P10"><text:span text:style-name="T1">"Alignment tax" on non-reasoning tasks</text:span></text:p>
          </table:table-cell>
        </table:table-row>
      </table:table>
      <text:p text:style-name="P15"><text:span text:style-name="T2">End of Report.</text:span></text:p>
      <text:p text:style-name="P21"><text:span text:style-name="T5">Works cited</text:span></text:p>
      <text:list xml:id="list2520904581" text:style-name="WWNum5">
        <text:list-item>
          <text:p text:style-name="P16"><text:span text:style-name="T6">Wider or Deeper? Scaling LLM Inference-Time Compute with Adaptive Branching Tree Search - arXiv, accessed February 9, 2026, </text:span><text:a xlink:type="simple" xlink:href="https://arxiv.org/html/2503.04412v1" text:style-name="ListLabel_20_46" text:visited-style-name="ListLabel_20_46"><text:span text:style-name="T7">https://arxiv.org/html/2503.04412v1</text:span></text:a></text:p>
        </text:list-item>
        <text:list-item>
          <text:p text:style-name="P16"><text:span text:style-name="T6">Inference-Time Compute Scaling: Enhancing Reasoning in LLMs Without Additional Training | by Gülden Aydoğan | verimsabanci | Medium, accessed February 9, 2026, </text:span><text:a xlink:type="simple" xlink:href="https://medium.com/verimsabanci/inference-time-compute-scaling-enhancing-reasoning-in-llms-without-additional-training-63417b1febfc" text:style-name="ListLabel_20_46" text:visited-style-name="ListLabel_20_46"><text:span text:style-name="T7">https://medium.com/verimsabanci/inference-time-compute-scaling-enhancing-reasoning-in-llms-without-additional-training-63417b1febfc</text:span></text:a></text:p>
        </text:list-item>
        <text:list-item>
          <text:p text:style-name="P16"><text:span text:style-name="T6">[2512.23853] Flow Matching Neural Processes - arXiv, accessed February 9, 2026, </text:span><text:a xlink:type="simple" xlink:href="https://arxiv.org/abs/2512.23853" text:style-name="ListLabel_20_46" text:visited-style-name="ListLabel_20_46"><text:span text:style-name="T7">https://arxiv.org/abs/2512.23853</text:span></text:a></text:p>
        </text:list-item>
        <text:list-item>
          <text:p text:style-name="P16"><text:span text:style-name="T6">Denoising Diffusion Variational Inference: Diffusion Models as Expressive Variational Posteriors - PMC, accessed February 9, 2026, </text:span><text:a xlink:type="simple" xlink:href="https://pmc.ncbi.nlm.nih.gov/articles/PMC12255499/" text:style-name="ListLabel_20_46" text:visited-style-name="ListLabel_20_46"><text:span text:style-name="T7">https://pmc.ncbi.nlm.nih.gov/articles/PMC12255499/</text:span></text:a></text:p>
        </text:list-item>
        <text:list-item>
          <text:p text:style-name="P16"><text:span text:style-name="T6">Efficient Differentiable Causal Discovery via Reliable Super ... - arXiv, accessed February 9, 2026, </text:span><text:a xlink:type="simple" xlink:href="https://arxiv.org/abs/2601.05474" text:style-name="ListLabel_20_46" text:visited-style-name="ListLabel_20_46"><text:span text:style-name="T7">https://arxiv.org/abs/2601.05474</text:span></text:a></text:p>
        </text:list-item>
        <text:list-item>
          <text:p text:style-name="P16"><text:span text:style-name="T6">Active Inference for an Intelligent Agent in Autonomous Reconnaissance Missions, accessed February 9, 2026, </text:span><text:a xlink:type="simple" xlink:href="https://www.foi.se/download/18.3654a41b199ea3b0338176/1761130954322/Active-inference-for-autonomous-reconnaissance_FOI-S--7077--SE.pdf" text:style-name="ListLabel_20_46" text:visited-style-name="ListLabel_20_46"><text:span text:style-name="T7">https://www.foi.se/download/18.3654a41b199ea3b0338176/1761130954322/Active-inference-for-autonomous-reconnaissance_FOI-S--7077--SE.pdf</text:span></text:a></text:p>
        </text:list-item>
        <text:list-item>
          <text:p text:style-name="P16"><text:span text:style-name="T6">AXIOM + VBGS: A New Era of Adaptive Intelligence | by Denise Holt ..., accessed February 9, 2026, </text:span><text:a xlink:type="simple" xlink:href="https://medium.com/aimonks/axiom-and-vbgs-a-new-era-of-adaptive-intelligence-42d46bb8b934" text:style-name="ListLabel_20_46" text:visited-style-name="ListLabel_20_46"><text:span text:style-name="T7">https://medium.com/aimonks/axiom-and-vbgs-a-new-era-of-adaptive-intelligence-42d46bb8b934</text:span></text:a></text:p>
        </text:list-item>
        <text:list-item>
          <text:p text:style-name="P16"><text:span text:style-name="T6">Inference-Time Computations for LLM Reasoning and Planning: A ..., accessed February 9, 2026, </text:span><text:a xlink:type="simple" xlink:href="https://arxiv.org/html/2502.12521" text:style-name="ListLabel_20_46" text:visited-style-name="ListLabel_20_46"><text:span text:style-name="T7">https://arxiv.org/html/2502.12521</text:span></text:a></text:p>
        </text:list-item>
        <text:list-item>
          <text:p text:style-name="P16"><text:span text:style-name="T6">Trade-offs in Large Reasoning Models: An Empirical Analysis of Deliberative and Adaptive Reasoning over Foundational Capabilitie - arXiv, accessed February 9, 2026, </text:span><text:a xlink:type="simple" xlink:href="https://arxiv.org/pdf/2503.17979" text:style-name="ListLabel_20_46" text:visited-style-name="ListLabel_20_46"><text:span text:style-name="T7">https://arxiv.org/pdf/2503.17979</text:span></text:a></text:p>
        </text:list-item>
        <text:list-item>
          <text:p text:style-name="P16"><text:span text:style-name="T6">NeurIPS Poster ReST-MCTS*: LLM Self-Training via Process ..., accessed February 9, 2026, </text:span><text:a xlink:type="simple" xlink:href="https://neurips.cc/virtual/2024/poster/96343" text:style-name="ListLabel_20_46" text:visited-style-name="ListLabel_20_46"><text:span text:style-name="T7">https://neurips.cc/virtual/2024/poster/96343</text:span></text:a></text:p>
        </text:list-item>
        <text:list-item>
          <text:p text:style-name="P16"><text:span text:style-name="T6">Forest-of-Thought: Scaling Test-Time Compute for Enhancing LLM Reasoning, accessed February 9, 2026, </text:span><text:a xlink:type="simple" xlink:href="https://openreview.net/forum?id=BMJ3pyYxu2" text:style-name="ListLabel_20_46" text:visited-style-name="ListLabel_20_46"><text:span text:style-name="T7">https://openreview.net/forum?id=BMJ3pyYxu2</text:span></text:a></text:p>
        </text:list-item>
        <text:list-item>
          <text:p text:style-name="P16"><text:span text:style-name="T6">Forest-of-Thought: Scaling Test-Time Compute for Enhancing LLM Reasoning - arXiv, accessed February 9, 2026, </text:span><text:a xlink:type="simple" xlink:href="https://arxiv.org/html/2412.09078v3" text:style-name="ListLabel_20_46" text:visited-style-name="ListLabel_20_46"><text:span text:style-name="T7">https://arxiv.org/html/2412.09078v3</text:span></text:a></text:p>
        </text:list-item>
        <text:list-item>
          <text:p text:style-name="P16"><text:span text:style-name="T6">ICML Poster Forest-of-Thought: Scaling Test-Time Compute for Enhancing LLM Reasoning, accessed February 9, 2026, </text:span><text:a xlink:type="simple" xlink:href="https://icml.cc/virtual/2025/poster/46117" text:style-name="ListLabel_20_46" text:visited-style-name="ListLabel_20_46"><text:span text:style-name="T7">https://icml.cc/virtual/2025/poster/46117</text:span></text:a></text:p>
        </text:list-item>
        <text:list-item>
          <text:p text:style-name="P16"><text:span text:style-name="T6">Forest-of-Thought: Scaling Test-Time Compute for Enhancing LLM Reasoning, accessed February 9, 2026, </text:span><text:a xlink:type="simple" xlink:href="https://www.researchgate.net/publication/387053429_Forest-of-Thought_Scaling_Test-Time_Compute_for_Enhancing_LLM_Reasoning" text:style-name="ListLabel_20_46" text:visited-style-name="ListLabel_20_46"><text:span text:style-name="T7">https://www.researchgate.net/publication/387053429_Forest-of-Thought_Scaling_Test-Time_Compute_for_Enhancing_LLM_Reasoning</text:span></text:a></text:p>
        </text:list-item>
        <text:list-item>
          <text:p text:style-name="P16"><text:span text:style-name="T6">Forest-of-Thought: Scaling Test-Time Compute for Enhancing LLM Reasoning - arXiv, accessed February 9, 2026, </text:span><text:a xlink:type="simple" xlink:href="https://arxiv.org/pdf/2412.09078" text:style-name="ListLabel_20_46" text:visited-style-name="ListLabel_20_46"><text:span text:style-name="T7">https://arxiv.org/pdf/2412.09078</text:span></text:a></text:p>
        </text:list-item>
        <text:list-item>
          <text:p text:style-name="P16"><text:span text:style-name="T6">Forest-of-Thought: Scaling Test-Time Compute for Enhancing LLM Reasoning - arXiv, accessed February 9, 2026, </text:span><text:a xlink:type="simple" xlink:href="https://arxiv.org/html/2412.09078v1" text:style-name="ListLabel_20_46" text:visited-style-name="ListLabel_20_46"><text:span text:style-name="T7">https://arxiv.org/html/2412.09078v1</text:span></text:a></text:p>
        </text:list-item>
        <text:list-item>
          <text:p text:style-name="P16"><text:span text:style-name="T6">How LLM Reasoning Powers the Agentic AI Revolution | by Arash Nicoomanesh - Medium, accessed February 9, 2026, </text:span><text:a xlink:type="simple" xlink:href="https://medium.com/@anicomanesh/how-llm-reasoning-powers-the-agentic-ai-revolution-cbefd10ebf3f" text:style-name="ListLabel_20_46" text:visited-style-name="ListLabel_20_46"><text:span text:style-name="T7">https://medium.com/@anicomanesh/how-llm-reasoning-powers-the-agentic-ai-revolution-cbefd10ebf3f</text:span></text:a></text:p>
        </text:list-item>
        <text:list-item>
          <text:p text:style-name="P16"><text:span text:style-name="T6">DeepSeek and the rise of AI reasoning - Tricentis, accessed February 9, 2026, </text:span><text:a xlink:type="simple" xlink:href="https://www.tricentis.com/blog/deepseek-and-the-rise-of-ai-reasoning" text:style-name="ListLabel_20_46" text:visited-style-name="ListLabel_20_46"><text:span text:style-name="T7">https://www.tricentis.com/blog/deepseek-and-the-rise-of-ai-reasoning</text:span></text:a></text:p>
        </text:list-item>
        <text:list-item>
          <text:p text:style-name="P16"><text:soft-page-break/><text:span text:style-name="T6">Aryabhata: An exam-focused language model for JEE Math - arXiv, accessed February 9, 2026, </text:span><text:a xlink:type="simple" xlink:href="https://arxiv.org/html/2508.08665v2" text:style-name="ListLabel_20_46" text:visited-style-name="ListLabel_20_46"><text:span text:style-name="T7">https://arxiv.org/html/2508.08665v2</text:span></text:a></text:p>
        </text:list-item>
        <text:list-item>
          <text:p text:style-name="P16"><text:span text:style-name="T6">NeurIPS Poster Learning to Generalize: An Information Perspective on Neural Processes, accessed February 9, 2026, </text:span><text:a xlink:type="simple" xlink:href="https://neurips.cc/virtual/2025/poster/120015" text:style-name="ListLabel_20_46" text:visited-style-name="ListLabel_20_46"><text:span text:style-name="T7">https://neurips.cc/virtual/2025/poster/120015</text:span></text:a></text:p>
        </text:list-item>
        <text:list-item>
          <text:p text:style-name="P16"><text:span text:style-name="T6">Flow Matching Neural Processes - OpenReview, accessed February 9, 2026, </text:span><text:a xlink:type="simple" xlink:href="https://openreview.net/pdf/46c83b4a6bc9f743f4af456ccdd41b33bea0eae6.pdf" text:style-name="ListLabel_20_46" text:visited-style-name="ListLabel_20_46"><text:span text:style-name="T7">https://openreview.net/pdf/46c83b4a6bc9f743f4af456ccdd41b33bea0eae6.pdf</text:span></text:a></text:p>
        </text:list-item>
        <text:list-item>
          <text:p text:style-name="P16"><text:span text:style-name="T6">arxiv.org, accessed February 9, 2026, </text:span><text:a xlink:type="simple" xlink:href="https://arxiv.org/html/2512.23853v1" text:style-name="ListLabel_20_46" text:visited-style-name="ListLabel_20_46"><text:span text:style-name="T7">https://arxiv.org/html/2512.23853v1</text:span></text:a></text:p>
        </text:list-item>
        <text:list-item>
          <text:p text:style-name="P16"><text:span text:style-name="T6">(PDF) Flow Matching Neural Processes - ResearchGate, accessed February 9, 2026, </text:span><text:a xlink:type="simple" xlink:href="https://www.researchgate.net/publication/399275942_Flow_Matching_Neural_Processes" text:style-name="ListLabel_20_46" text:visited-style-name="ListLabel_20_46"><text:span text:style-name="T7">https://www.researchgate.net/publication/399275942_Flow_Matching_Neural_Processes</text:span></text:a></text:p>
        </text:list-item>
        <text:list-item>
          <text:p text:style-name="P16"><text:span text:style-name="T6">Diffusion-Based Posterior Estimators - Emergent Mind, accessed February 9, 2026, </text:span><text:a xlink:type="simple" xlink:href="https://www.emergentmind.com/topics/diffusion-based-posterior-estimators" text:style-name="ListLabel_20_46" text:visited-style-name="ListLabel_20_46"><text:span text:style-name="T7">https://www.emergentmind.com/topics/diffusion-based-posterior-estimators</text:span></text:a></text:p>
        </text:list-item>
        <text:list-item>
          <text:p text:style-name="P16"><text:span text:style-name="T6">Diffusion Model-Based Posterior Sampling in Full Waveform Inversion - arXiv, accessed February 9, 2026, </text:span><text:a xlink:type="simple" xlink:href="https://arxiv.org/html/2512.12797v1" text:style-name="ListLabel_20_46" text:visited-style-name="ListLabel_20_46"><text:span text:style-name="T7">https://arxiv.org/html/2512.12797v1</text:span></text:a></text:p>
        </text:list-item>
        <text:list-item>
          <text:p text:style-name="P16"><text:span text:style-name="T6">Differentiable Cyclic Causal Discovery Under Unmeasured Confounders - arXiv, accessed February 9, 2026, </text:span><text:a xlink:type="simple" xlink:href="https://arxiv.org/html/2508.08450v2" text:style-name="ListLabel_20_46" text:visited-style-name="ListLabel_20_46"><text:span text:style-name="T7">https://arxiv.org/html/2508.08450v2</text:span></text:a></text:p>
        </text:list-item>
        <text:list-item>
          <text:p text:style-name="P16"><text:span text:style-name="T6">Differentiable Cyclic Causal Discovery Under Unmeasured Confounders - arXiv, accessed February 9, 2026, </text:span><text:a xlink:type="simple" xlink:href="https://www.arxiv.org/pdf/2508.08450" text:style-name="ListLabel_20_46" text:visited-style-name="ListLabel_20_46"><text:span text:style-name="T7">https://www.arxiv.org/pdf/2508.08450</text:span></text:a></text:p>
        </text:list-item>
        <text:list-item>
          <text:p text:style-name="P16"><text:span text:style-name="T6">Large Language Models for Causal Discovery: Current Landscape and Future Directions, accessed February 9, 2026, </text:span><text:a xlink:type="simple" xlink:href="https://arxiv.org/html/2402.11068v2" text:style-name="ListLabel_20_46" text:visited-style-name="ListLabel_20_46"><text:span text:style-name="T7">https://arxiv.org/html/2402.11068v2</text:span></text:a></text:p>
        </text:list-item>
        <text:list-item>
          <text:p text:style-name="P16"><text:span text:style-name="T6">Large Language Models for Causal Discovery: Current Landscape and Future Directions - IJCAI, accessed February 9, 2026, </text:span><text:a xlink:type="simple" xlink:href="https://www.ijcai.org/proceedings/2025/1186.pdf" text:style-name="ListLabel_20_46" text:visited-style-name="ListLabel_20_46"><text:span text:style-name="T7">https://www.ijcai.org/proceedings/2025/1186.pdf</text:span></text:a></text:p>
        </text:list-item>
        <text:list-item>
          <text:p text:style-name="P16"><text:span text:style-name="T6">Intelligent Agents, AGI, Active Inference and the Free Energy Principle - MIIAfrica, accessed February 9, 2026, </text:span><text:a xlink:type="simple" xlink:href="https://miiafrica.org/2024/01/16/intelligent-agents-agi-active-inference-and-the-free-energy-principle/" text:style-name="ListLabel_20_46" text:visited-style-name="ListLabel_20_46"><text:span text:style-name="T7">https://miiafrica.org/2024/01/16/intelligent-agents-agi-active-inference-and-the-free-energy-principle/</text:span></text:a></text:p>
        </text:list-item>
        <text:list-item>
          <text:p text:style-name="P16"><text:span text:style-name="T6">The Missing Reward: Active Inference in the Era of Experience - arXiv, accessed February 9, 2026, </text:span><text:a xlink:type="simple" xlink:href="https://arxiv.org/html/2508.05619v1" text:style-name="ListLabel_20_46" text:visited-style-name="ListLabel_20_46"><text:span text:style-name="T7">https://arxiv.org/html/2508.05619v1</text:span></text:a></text:p>
        </text:list-item>
        <text:list-item>
          <text:p text:style-name="P16"><text:span text:style-name="T6">(PDF) Active Inference for an Intelligent Agent in Autonomous Reconnaissance Missions, accessed February 9, 2026, </text:span><text:a xlink:type="simple" xlink:href="https://www.researchgate.net/publication/396716200_Active_Inference_for_an_Intelligent_Agent_in_Autonomous_Reconnaissance_Missions" text:style-name="ListLabel_20_46" text:visited-style-name="ListLabel_20_46"><text:span text:style-name="T7">https://www.researchgate.net/publication/396716200_Active_Inference_for_an_Intelligent_Agent_in_Autonomous_Reconnaissance_Missions</text:span></text:a></text:p>
        </text:list-item>
        <text:list-item>
          <text:p text:style-name="P16"><text:span text:style-name="T6">Distributional Active Inference - arXiv, accessed February 9, 2026, </text:span><text:a xlink:type="simple" xlink:href="https://arxiv.org/html/2601.20985v1" text:style-name="ListLabel_20_46" text:visited-style-name="ListLabel_20_46"><text:span text:style-name="T7">https://arxiv.org/html/2601.20985v1</text:span></text:a></text:p>
        </text:list-item>
        <text:list-item>
          <text:p text:style-name="P16"><text:span text:style-name="T6">(PDF) Neuro-symbolic Predicate Invention: Learning relational ..., accessed February 9, 2026, </text:span><text:a xlink:type="simple" xlink:href="https://www.researchgate.net/publication/383379928_Neuro-symbolic_Predicate_Invention_Learning_relational_concepts_from_visual_scenes" text:style-name="ListLabel_20_46" text:visited-style-name="ListLabel_20_46"><text:span text:style-name="T7">https://www.researchgate.net/publication/383379928_Neuro-symbolic_Predicate_Invention_Learning_relational_concepts_from_visual_scenes</text:span></text:a></text:p>
        </text:list-item>
        <text:list-item>
          <text:p text:style-name="P16"><text:span text:style-name="T6">Scalable Neural-Probabilistic Answer Set Programming, accessed February 9, 2026, </text:span><text:a xlink:type="simple" xlink:href="https://www.jair.org/index.php/jair/article/view/15027" text:style-name="ListLabel_20_46" text:visited-style-name="ListLabel_20_46"><text:span text:style-name="T7">https://www.jair.org/index.php/jair/article/view/15027</text:span></text:a></text:p>
        </text:list-item>
        <text:list-item>
          <text:p text:style-name="P16"><text:span text:style-name="T6">A Probabilistic Neuro-symbolic Layer for Algebraic Constraint Satisfaction - arXiv, accessed February 9, 2026, </text:span><text:a xlink:type="simple" xlink:href="https://arxiv.org/html/2503.19466v1" text:style-name="ListLabel_20_46" text:visited-style-name="ListLabel_20_46"><text:span text:style-name="T7">https://arxiv.org/html/2503.19466v1</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8" meta:object-count="0" meta:page-count="8" meta:paragraph-count="228" meta:word-count="5173" meta:character-count="38960" meta:non-whitespace-character-count="34089"/>
    <meta:generator>LibreOfficeDev/6.0.5.2$Linux_X86_64 LibreOffice_project/</meta:generator>
  </office:meta>
</office:document-meta>
</file>